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30000004214338B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fo:text-indent="1.251cm" style:auto-text-indent="false"/>
    </style:style>
    <style:style style:name="P2" style:family="paragraph" style:parent-style-name="Standard">
      <style:paragraph-properties fo:text-align="center" style:justify-single-word="false" fo:text-indent="1.251cm" style:auto-text-indent="false"/>
      <style:text-properties officeooo:paragraph-rsid="001a6524"/>
    </style:style>
    <style:style style:name="P3" style:family="paragraph" style:parent-style-name="Standard">
      <style:paragraph-properties fo:line-height="100%" fo:text-align="end" style:justify-single-word="false" fo:text-indent="1.251cm" style:auto-text-indent="false"/>
    </style:style>
    <style:style style:name="P4" style:family="paragraph" style:parent-style-name="Standard">
      <style:paragraph-properties fo:line-height="100%" fo:text-indent="1.251cm" style:auto-text-indent="false"/>
    </style:style>
    <style:style style:name="P5" style:family="paragraph" style:parent-style-name="Standard">
      <style:paragraph-properties fo:text-align="center" style:justify-single-word="false" fo:text-indent="1.251cm" style:auto-text-indent="false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weight="bold" officeooo:rsid="00c22ff1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weight="bold" officeooo:rsid="00c22ff1" officeooo:paragraph-rsid="00c768ee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weight="bold" officeooo:rsid="00c768ee" officeooo:paragraph-rsid="00c768ee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font-size="14pt" fo:font-weight="bold" officeooo:rsid="00c9ee72" officeooo:paragraph-rsid="00c768ee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font-size="14pt" fo:font-weight="normal" officeooo:rsid="00c9ee72" officeooo:paragraph-rsid="00c768ee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margin-top="0cm" fo:margin-bottom="0cm" style:contextual-spacing="false" fo:line-height="100%"/>
      <style:text-properties fo:font-size="14pt" fo:font-weight="normal" officeooo:rsid="00c9ee72" officeooo:paragraph-rsid="00c768ee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4pt" fo:font-weight="normal" officeooo:rsid="00c9ee72" officeooo:paragraph-rsid="00c768ee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font-weight="normal" officeooo:rsid="00c9ee72" officeooo:paragraph-rsid="00c768e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font-weight="bold" officeooo:rsid="00c9ee72" officeooo:paragraph-rsid="00c768ee" style:font-size-asian="12.25pt" style:font-weight-asian="bold" style:font-size-complex="14pt" style:font-weight-complex="bold"/>
    </style:style>
    <style:style style:name="P15" style:family="paragraph" style:parent-style-name="Standard" style:list-style-name="L2">
      <style:paragraph-properties fo:margin-top="0cm" fo:margin-bottom="0cm" style:contextual-spacing="false" fo:line-height="100%" fo:text-align="start" style:justify-single-word="false"/>
      <style:text-properties fo:font-size="14pt" fo:font-weight="normal" officeooo:rsid="00cd1948" officeooo:paragraph-rsid="00cd194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font-weight="normal" officeooo:rsid="00cd1948" officeooo:paragraph-rsid="00cd1948" style:font-size-asian="12.25pt" style:font-weight-asian="normal" style:font-size-complex="14pt" style:font-weight-complex="normal"/>
    </style:style>
    <style:style style:name="T1" style:family="text">
      <style:text-properties officeooo:rsid="00ccfd98"/>
    </style:style>
    <style:style style:name="T2" style:family="text">
      <style:text-properties style:font-size-complex="14pt"/>
    </style:style>
    <style:style style:name="T3" style:family="text">
      <style:text-properties fo:color="#000000" loext:opacity="100%" fo:background-color="#ffffff" loext:char-shading-value="0" style:font-size-complex="10pt"/>
    </style:style>
    <style:style style:name="T4" style:family="text">
      <style:text-properties officeooo:rsid="001a652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c768e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БЕЛОРУССКИЙ ГОСУДАРСТВЕННЫЙ УНИВЕРСИТЕТ</text:p>
      <text:p text:style-name="P1">ИНФОРМАТИКИ И РАДИОЭЛЕКТРОНИКИ</text:p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 <text:span text:style-name="T1">3</text:span></text:p>
      <text:p text:style-name="P2" loext:marker-style-name="T2"><text:span text:style-name="T2">«</text:span><text:span text:style-name="T3">Минимизация логических функций.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Прове<text:span text:style-name="T4">рил:</text:span></text:p>
      <text:p text:style-name="P3">Захаров В.В.</text:p>
      <text:p text:style-name="P3">Выполн<text:span text:style-name="T4">ил:</text:span></text:p>
      <text:p text:style-name="P3">Сайковский А.В.</text:p>
      <text:p text:style-name="P4"><text:tab/><text:tab/><text:tab/><text:tab/><text:tab/><text:tab/><text:tab/><text:tab/><text:tab/><text:tab/>ст. гр.<text:span text:style-name="T4">42170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5">Минск 202<text:span text:style-name="T4">6</text:span></text:p>
      <text:p text:style-name="P5"/>
      <text:p text:style-name="P6"><text:soft-page-break/>Задание:<text:line-break/><text:tab/><text:span text:style-name="T5">Анализ исходных представлений функций на соответствие определениям “совершенная </text:span><text:span text:style-name="T5">дизъюнктивная нормальная форма” и “совершенная конъюнктивная нормальная форма”. Применение правил выполнения всех типов минимализации (т.е. переход от совершенной формы к сокращенной, от сокращенной – к тупиковой) для каждого метода минимализации (расчетного, расчетнотабличного, табличного). Сравнение результатов минимализации всех трех методов между собой (тупиковые формы должны совпадать). Перевод ДНФ в КНФ и наоборот для сравнения на равенство функций, представленных </text:span><text:span text:style-name="T5">в разных формах.</text:span></text:p>
      <text:p text:style-name="P6"/>
      <text:p text:style-name="P7">Вариант <text:span text:style-name="T6">23:</text:span></text:p>
      <text:p text:style-name="P8"><draw:frame draw:style-name="fr1" draw:name="Изображение1" text:anchor-type="char" svg:width="10.201cm" svg:height="0.953cm" draw:z-index="0"><draw:image xlink:href="Pictures/10000001000002C30000004214338BAF.png" xlink:type="simple" xlink:show="embed" xlink:actuate="onLoad" draw:mime-type="image/png"/></draw:frame><text:line-break/> </text:p>
      <text:p text:style-name="P9">Решение:</text:p>
      <text:p text:style-name="P9"/>
      <text:p text:style-name="P10">В программе были реализованы три классических метода минимизации булевых функций:</text:p>
      <text:list text:style-name="L1">
        <text:list-item>
          <text:p text:style-name="P11">Расчетный метод (алгебраические преобразования)</text:p>
        </text:list-item>
        <text:list-item>
          <text:p text:style-name="P11">Метод Квайна-Мак-Класски (расчетно-табличный)</text:p>
        </text:list-item>
        <text:list-item>
          <text:p text:style-name="P11">Метод Вейча-Карно (табличный)</text:p>
        </text:list-item>
      </text:list>
      <text:p text:style-name="P10">Все методы работают с СДНФ и СКНФ и находят минимальные конъюнктивные и дизъюнктивные формы.</text:p>
      <text:p text:style-name="P10">Основные операции:<text:line-break/>Склеивание:</text:p>
      <text:p text:style-name="P12">a·b + a·~b = a</text:p>
      <text:p text:style-name="P13">Поглощение:</text:p>
      <text:p text:style-name="P12">a + a·b = a</text:p>
      <text:p text:style-name="P14">Рассчетный метод:</text:p>
      <text:p text:style-name="P13">Этот метод минимизирует исходную формулу через последовательное применение законов булевой алгебры.</text:p>
      <text:p text:style-name="P13">В программе он реализован по этому алгоритму:</text:p>
      <text:list text:style-name="L2">
        <text:list-item>
          <text:p text:style-name="P15">Преобразовать минтермы в наборы битов</text:p>
        </text:list-item>
        <text:list-item>
          <text:p text:style-name="P15">Получить все простые импликанты</text:p>
        </text:list-item>
        <text:list-item>
          <text:p text:style-name="P15">Построить минимальное покрытие</text:p>
        </text:list-item>
      </text:list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/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fo:font-size="12pt" style:font-name-asian="Calibri1" style:font-family-asian="Calibri" style:font-family-generic-asian="system" style:font-pitch-asian="variable" style:font-size-asian="12pt" style:language-asian="ru" style:country-asian="RU" style:font-size-complex="12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zh" style:country-asian="CN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3" text:style-name="ListLabel_20_21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92cm"/>
        </style:list-level-properties>
      </text:list-level-style-number>
      <text:list-level-style-number text:level="4" text:style-name="ListLabel_20_22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064cm"/>
        </style:list-level-properties>
      </text:list-level-style-number>
      <text:list-level-style-number text:level="5" text:style-name="ListLabel_20_23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701cm"/>
        </style:list-level-properties>
      </text:list-level-style-number>
      <text:list-level-style-number text:level="6" text:style-name="ListLabel_20_24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973cm"/>
        </style:list-level-properties>
      </text:list-level-style-number>
      <text:list-level-style-number text:level="7" text:style-name="ListLabel_20_25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8.244cm"/>
        </style:list-level-properties>
      </text:list-level-style-number>
      <text:list-level-style-number text:level="8" text:style-name="ListLabel_20_26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881cm"/>
        </style:list-level-properties>
      </text:list-level-style-number>
      <text:list-level-style-number text:level="9" text:style-name="ListLabel_20_27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0.15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space" fo:text-indent="-0.661cm" fo:margin-left="1.91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38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9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4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41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42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43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44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45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56" loext:is-legal="true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3" text:style-name="ListLabel_20_57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58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59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6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61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62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63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scientific-number number:decimal-places="0" number:min-decimal-places="0" number:min-integer-digits="0" number:min-exponent-digits="1" number:exponent-interval="2" number:forced-exponent-sign="true"/>
      <number:text>,</number:text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2pt" style:font-size-asian="12pt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2cm" fo:margin-left="0cm" fo:margin-right="0cm" fo:margin-top="1.3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2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306</meta:initial-creator>
    <meta:editing-cycles>18</meta:editing-cycles>
    <meta:print-date>2019-05-29T08:48:00</meta:print-date>
    <meta:creation-date>2020-02-19T13:13:00</meta:creation-date>
    <dc:date>2026-03-12T18:20:11.688710820</dc:date>
    <meta:editing-duration>PT6H43M43S</meta:editing-duration>
    <meta:generator>LibreOffice/25.8.5.2$Linux_X86_64 LibreOffice_project/252c20f6956e3db0b52e6e2f9dda67263513c8fc</meta:generator>
    <meta:document-statistic meta:table-count="0" meta:image-count="1" meta:object-count="0" meta:page-count="2" meta:paragraph-count="33" meta:word-count="191" meta:character-count="1553" meta:non-whitespace-character-count="1386"/>
    <meta:user-defined meta:name="AppVersion">16.0000</meta:user-defined>
    <meta:template xlink:type="simple" xlink:actuate="onRequest" xlink:title="Normal" xlink:href=""/>
  </office:meta>
</office:document-meta>
</file>